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65cm" svg:x="7.1cm" svg:y="0.035cm">
          <draw:text-box>
            <text:p><text:span text:style-name="T1">f[i]</text:span></text:p>
            <text:p><text:span text:style-name="T1"/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i</text:span></text:p>
          </draw:text-box>
        </draw:frame>
        <draw:frame draw:style-name="gr3" draw:text-style-name="P2" draw:layer="layout" svg:width="14.673cm" svg:height="8.253cm" svg:x="0.527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0T10:17:14.193632765</dc:date>
    <meta:editing-duration>PT7M42S</meta:editing-duration>
    <meta:editing-cycles>17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674cm" svg:height="8.254cm" xlink:href="." xlink:type="simple" chart:class="chart:scatter" chart:style-name="ch1">
        <chart:plot-area chart:style-name="ch2" chart:data-source-has-labels="both" svg:x="0.293cm" svg:y="0.165cm" svg:width="14.088cm" svg:height="7.924cm">
          <chart:coordinate-region svg:x="0.439cm" svg:y="0.364cm" svg:width="13.848cm" svg:height="7.526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